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8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6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925b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8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0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dfa2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6e922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9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text-properties fo:color="#333333" style:font-name="Gotham Book" fo:font-size="7pt" fo:font-style="normal" fo:font-weight="normal" officeooo:rsid="016a1d2a" officeooo:paragraph-rsid="02324fe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102" style:family="paragraph" style:parent-style-name="Standard">
      <style:text-properties style:font-name="Gotham Book" fo:font-size="7pt" fo:font-weight="bold" officeooo:paragraph-rsid="02324fe1" style:font-size-asian="7pt" style:font-weight-asian="bold" style:font-size-complex="7pt" style:font-weight-complex="bold"/>
    </style:style>
    <style:style style:name="P103" style:family="paragraph" style:parent-style-name="Standard">
      <style:text-properties officeooo:paragraph-rsid="02324fe1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324fe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24fe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324fe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24fe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324fe1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2324fe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324fe1" style:font-size-asian="7pt" style:font-weight-asian="normal" style:font-name-complex="Tahoma1" style:font-size-complex="7pt" style:font-weight-complex="normal"/>
    </style:style>
    <style:style style:name="P1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12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1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324fe1" style:font-size-asian="7pt" style:font-size-complex="7pt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2324fe1" fo:background-color="transparent" style:font-size-asian="7pt" style:font-weight-asian="bold" style:font-size-complex="7pt" style:font-weight-complex="bold"/>
    </style:style>
    <style:style style:name="P12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2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324fe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1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1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24fe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P1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P1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2324fe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1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4fe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2324fe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2324fe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24fe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1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1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2324fe1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1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1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officeooo:paragraph-rsid="02324fe1" style:font-size-asian="7pt" style:font-weight-asian="normal" style:font-size-complex="7pt" style:font-weight-complex="normal"/>
    </style:style>
    <style:style style:name="P1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1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1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324fe1" style:font-size-asian="7pt" style:font-weight-asian="normal" style:font-name-complex="Tahoma1" style:font-size-complex="7pt" style:font-weight-complex="normal"/>
    </style:style>
    <style:style style:name="P1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1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2324fe1" style:font-size-asian="2pt" style:font-weight-asian="normal" style:font-name-complex="Tahoma1" style:font-size-complex="2pt" style:font-weight-complex="normal"/>
    </style:style>
    <style:style style:name="P1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1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2324fe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1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344907" style:font-size-asian="8pt" style:font-weight-asian="normal" style:font-size-complex="8pt" style:font-weight-complex="normal"/>
    </style:style>
    <style:style style:name="P16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style:use-window-font-color="true" fo:language="it" fo:country="IT"/>
    </style:style>
    <style:style style:name="T11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6" style:family="text">
      <style:text-properties officeooo:rsid="0090aa57"/>
    </style:style>
    <style:style style:name="T1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2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2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56"/>
            </table:table-cell>
            <table:table-cell table:style-name="Table3.A1" office:value-type="string">
              <text:p text:style-name="P84"/>
            </table:table-cell>
            <table:table-cell table:style-name="Table3.A1" office:value-type="string">
              <text:p text:style-name="P83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75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76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77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7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4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1"><text:bookmark-start text:name="__DdeLink__1803_476252882"/><text:placeholder text:placeholder-type="text">&lt;if test="not (line.product_id.is_pack and line.price_unit == 0.00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4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86"><text:span text:style-name="Strong_20_Emphasis"><text:span text:style-name="T28"><text:placeholder text:placeholder-type="text">&lt;for each="nl in line.name.split('\n')"&gt;</text:placeholder></text:span></text:span></text:p>
            <text:p text:style-name="P87"><text:span text:style-name="Strong_20_Emphasis"><text:span text:style-name="T28"><text:placeholder text:placeholder-type="text">&lt;nl.upper().replace('(NO DESC)','')&gt;</text:placeholder></text:span></text:span></text:p>
            <text:p text:style-name="P88"><text:span text:style-name="Strong_20_Emphasis"><text:span text:style-name="T31"><text:placeholder text:placeholder-type="text">&lt;/for&gt;</text:placeholder></text:span></text:span></text:p>
            <text:p text:style-name="P65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65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65"><text:span text:style-name="Strong_20_Emphasis"><text:span text:style-name="T32"><text:placeholder text:placeholder-type="text">&lt;line.package_preparation_id.partner_product_additional_description_id.name&gt;</text:placeholder></text:span></text:span></text:p>
            <text:p text:style-name="P65"><text:span text:style-name="Strong_20_Emphasis"><text:span text:style-name="T33"><text:placeholder text:placeholder-type="text">&lt;/if&gt;</text:placeholder></text:span></text:span></text:p>
            <text:p text:style-name="P68"><text:bookmark-start text:name="__DdeLink__1306_110173853911"/><text:span text:style-name="Strong_20_Emphasis"><text:span text:style-name="T33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85"><text:span text:style-name="Strong_20_Emphasis"><text:span text:style-name="T25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2"><text:span text:style-name="Strong_20_Emphasis"><text:span text:style-name="T23"><text:placeholder text:placeholder-type="text">&lt;if test="line.product_id"&gt;</text:placeholder></text:span></text:span></text:p>
            <text:p text:style-name="P93"><text:span text:style-name="Strong_20_Emphasis"><text:span text:style-name="T25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93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90"><text:span text:style-name="Strong_20_Emphasis"><text:span text:style-name="T24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1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5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86"><text:span text:style-name="Strong_20_Emphasis"><text:span text:style-name="T27"><text:placeholder text:placeholder-type="text">&lt;for each="nl in line.name.split('\n')"&gt;</text:placeholder></text:span></text:span></text:p>
            <text:p text:style-name="P86"><text:span text:style-name="Strong_20_Emphasis"><text:span text:style-name="T27"><text:placeholder text:placeholder-type="text">&lt;nl&gt;</text:placeholder></text:span></text:span></text:p>
            <text:p text:style-name="P89"><text:span text:style-name="Strong_20_Emphasis"><text:span text:style-name="T29"><text:placeholder text:placeholder-type="text">&lt;/for&gt;</text:placeholder></text:span></text:span></text:p>
            <text:p text:style-name="P65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65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65"><text:span text:style-name="Strong_20_Emphasis"><text:span text:style-name="T30"><text:placeholder text:placeholder-type="text">&lt;line.package_preparation_id.partner_product_additional_description_id.name&gt;</text:placeholder></text:span></text:span></text:p>
            <text:p text:style-name="P65"><text:span text:style-name="Strong_20_Emphasis"><text:span text:style-name="T33"><text:placeholder text:placeholder-type="text">&lt;/if&gt;</text:placeholder></text:span></text:span></text:p>
            <text:p text:style-name="P68"><text:bookmark-start text:name="__DdeLink__1306_1101738539111"/><text:span text:style-name="Strong_20_Emphasis"><text:span text:style-name="T33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94"><text:span text:style-name="Strong_20_Emphasis"><text:span text:style-name="T26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12" office:value-type="string">
            <text:p text:style-name="P91"><text:span text:style-name="Strong_20_Emphasis"><text:span text:style-name="T21"><text:placeholder text:placeholder-type="text">&lt;line.product_uom and line.product_uom.name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><text:soft-page-break/></text:p>
      <text:p text:style-name="P1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shadow="none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B3" style:family="table-cell">
      <style:table-cell-properties style:vertical-align="middle" fo:background-color="transparent" fo:padding="0.049cm" fo:border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6" style:family="paragraph" style:parent-style-name="Standard">
      <style:text-properties fo:font-size="4pt" style:font-size-asian="3.5pt" style:font-size-complex="4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5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7" style:family="paragraph" style:parent-style-name="Standard">
      <style:text-properties fo:font-size="6pt" style:font-size-asian="5.25pt" style:font-size-complex="6pt"/>
    </style:style>
    <style:style style:name="MP6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background-color="transparent" loext:char-shading-value="0"/>
    </style:style>
    <style:style style:name="MT7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9" style:family="text">
      <style:text-properties style:use-window-font-color="true" fo:language="it" fo:country="IT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officeooo:rsid="0093c4ce"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4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5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cm" svg:y="-0.071cm" draw:z-index="4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2</text:page-number>/<text:span text:style-name="MT2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10"/>
              <text:p text:style-name="MP10"/>
              <text:p text:style-name="MP11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2"><text:span text:style-name="MT4"><text:placeholder text:placeholder-type="text">&lt;get_label(o,'partner_shipping_id')&gt;</text:placeholder></text:span><text:span text:style-name="MT5">:</text:span></text:p>
              <text:p text:style-name="MP13"><text:placeholder text:placeholder-type="text">&lt;o.partner_shipping_id.title&gt;</text:placeholder></text:p>
              <text:p text:style-name="MP14"><text:placeholder text:placeholder-type="text">&lt;o.partner_shipping_id.name or ''&gt;</text:placeholder></text:p>
              <text:p text:style-name="MP15"><text:placeholder text:placeholder-type="text">&lt;o.partner_shipping_id.street or ''&gt;</text:placeholder> <text:placeholder text:placeholder-type="text">&lt;o.partner_shipping_id.street2 or ''&gt;</text:placeholder></text:p>
              <text:p text:style-name="MP16"><text:span text:style-name="MT6"><text:placeholder text:placeholder-type="text">&lt;o.partner_shipping_id.zip or ''&gt;</text:placeholder></text:span><text:span text:style-name="MT6"> <text:s/></text:span><text:span text:style-name="MT6"><text:placeholder text:placeholder-type="text">&lt;o.partner_shipping_id.city or ''&gt;</text:placeholder></text:span><text:span text:style-name="MT6"> </text:span><text:bookmark-start text:name="__DdeLink__1100_19303511171"/><text:span text:style-name="MT6"><text:placeholder text:placeholder-type="text">&lt;o.partner_shipping_id.state_id and ('(' + o.partner_shipping_id.state_id.code + ')') or ''&gt;</text:placeholder></text:span><text:bookmark-end text:name="__DdeLink__1100_19303511171"/><text:span text:style-name="MT6"> </text:span><text:span text:style-name="MT6"><text:placeholder text:placeholder-type="text">&lt;o.partner_shipping_id.country_id and o.partner_shipping_id.country_id.name or ''&gt;</text:placeholder></text:span></text:p>
            </table:table-cell>
            <table:covered-table-cell/>
            <table:covered-table-cell/>
          </table:table-row>
        </table:table>
        <text:p text:style-name="MP17"/>
        <text:p text:style-name="MP18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2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0"/>
              <text:p text:style-name="MP10"/>
              <text:p text:style-name="MP11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9"/>
            </table:table-cell>
            <table:covered-table-cell/>
            <table:covered-table-cell/>
          </table:table-row>
        </table:table>
        <text:p text:style-name="MP17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0"><text:span text:style-name="MT7"><text:placeholder text:placeholder-type="text">&lt;get_label(o,'partner_invoice_id')&gt;</text:placeholder></text:span><text:span text:style-name="MT8">: </text:span></text:p>
              <text:p text:style-name="MP21"><text:placeholder text:placeholder-type="text">&lt;o.partner_invoice_id.title&gt;</text:placeholder></text:p>
              <text:p text:style-name="MP20"><text:placeholder text:placeholder-type="text">&lt;o.partner_invoice_id.name or ''&gt;</text:placeholder></text:p>
              <text:p text:style-name="MP22"><text:placeholder text:placeholder-type="text">&lt;o.partner_invoice_id.street or ''&gt;</text:placeholder> <text:placeholder text:placeholder-type="text">&lt;o.partner_invoice_id.street2 or ''&gt;</text:placeholder></text:p>
              <text:p text:style-name="MP23"><text:span text:style-name="MT9"><text:placeholder text:placeholder-type="text">&lt;o.partner_invoice_id.zip or ''&gt;</text:placeholder></text:span><text:span text:style-name="MT9"> <text:s/></text:span><text:span text:style-name="MT9"><text:placeholder text:placeholder-type="text">&lt;o.partner_invoice_id.city or ''&gt;</text:placeholder></text:span><text:span text:style-name="MT9"> </text:span><text:span text:style-name="MT9"><text:placeholder text:placeholder-type="text">&lt;o.partner_invoice_id.state_id and ('(' + o.partner_invoice_id.state_id.code +')') or ''&gt;</text:placeholder></text:span><text:span text:style-name="MT9"> </text:span><text:span text:style-name="MT9"><text:placeholder text:placeholder-type="text">&lt;o.partner_invoice_id.country_id and o.partner_invoice_id.country_id.name or ''&gt;</text:placeholder></text:span></text:p>
              <text:p text:style-name="MP24"><text:span text:style-name="MT10"><text:placeholder text:placeholder-type="text">&lt;get_label(o.partner_invoice_id,'phone')&gt;</text:placeholder></text:span><text:span text:style-name="MT11"><text:tab/>: </text:span><text:span text:style-name="MT6"><text:placeholder text:placeholder-type="text">&lt;o.partner_invoice_id.phone&gt;</text:placeholder></text:span></text:p>
              <text:p text:style-name="MP24"><text:span text:style-name="MT11">@<text:tab/>: </text:span><text:span text:style-name="MT6"><text:placeholder text:placeholder-type="text">&lt;o.partner_invoice_id.email&gt;</text:placeholder></text:span></text:p>
              <text:p text:style-name="MP25"><text:placeholder text:placeholder-type="text">&lt;if test="o.partner_id.fiscalcode"&gt;</text:placeholder></text:p>
              <text:p text:style-name="MP26"><text:span text:style-name="MT12">C.F.<text:tab/>: </text:span><text:span text:style-name="MT6"><text:placeholder text:placeholder-type="text">&lt;o.partner_id.fiscalcode or ''&gt;</text:placeholder></text:span></text:p>
              <text:p text:style-name="MP27"><text:placeholder text:placeholder-type="text">&lt;/if&gt;</text:placeholder></text:p>
              <text:p text:style-name="MP28"><text:span text:style-name="MT13"><text:placeholder text:placeholder-type="text">&lt;translate(u'VAT')&gt;</text:placeholder></text:span><text:span text:style-name="MT14"><text:tab/></text:span><text:span text:style-name="MT15">: </text:span><text:span text:style-name="MT15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9"/>
              <text:p text:style-name="MP30"><text:span text:style-name="MT4"><text:placeholder text:placeholder-type="text">&lt;get_label(o,'partner_shipping_id')&gt;</text:placeholder></text:span><text:span text:style-name="MT5">:</text:span></text:p>
              <text:p text:style-name="MP31"><text:placeholder text:placeholder-type="text">&lt;o.partner_shipping_id.title&gt;</text:placeholder></text:p>
              <text:p text:style-name="MP32"><text:placeholder text:placeholder-type="text">&lt;o.partner_shipping_id.name or ''&gt;</text:placeholder></text:p>
              <text:p text:style-name="MP22"><text:placeholder text:placeholder-type="text">&lt;o.partner_shipping_id.street or ''&gt;</text:placeholder> <text:placeholder text:placeholder-type="text">&lt;o.partner_shipping_id.street2 or ''&gt;</text:placeholder></text:p>
              <text:p text:style-name="MP33"><text:placeholder text:placeholder-type="text">&lt;o.partner_shipping_id.zip or ''&gt;</text:placeholder> <text:s/><text:placeholder text:placeholder-type="text">&lt;o.partner_shipping_id.city or ''&gt;</text:placeholder> <text:bookmark-start text:name="__DdeLink__1100_1930351117"/><text:placeholder text:placeholder-type="text">&lt;o.partner_shipping_id.state_id and ('(' + o.partner_shipping_id.state_id.code + ')') or ''&gt;</text:placeholder><text:bookmark-end text:name="__DdeLink__1100_1930351117"/> <text:placeholder text:placeholder-type="text">&lt;o.partner_shipping_id.country_id and o.partner_shipping_id.country_id.name or ''&gt;</text:placeholder></text:p>
              <text:p text:style-name="MP34"/>
              <text:p text:style-name="MP35"><text:span text:style-name="MT16"><text:placeholder text:placeholder-type="text">&lt;get_label(o.partner_shipping_id,'phone')&gt;</text:placeholder></text:span><text:span text:style-name="MT11"><text:tab/>: </text:span><text:span text:style-name="MT6"><text:placeholder text:placeholder-type="text">&lt;o.partner_shipping_id.phone&gt;</text:placeholder></text:span></text:p>
              <text:p text:style-name="MP35"><text:span text:style-name="MT11">@<text:tab/>: </text:span><text:span text:style-name="MT6"><text:placeholder text:placeholder-type="text">&lt;o.partner_shipping_id.email&gt;</text:placeholder></text:span></text:p>
            </table:table-cell>
          </table:table-row>
        </table:table>
        <text:p text:style-name="MP18"/>
      </style:header-first>
      <style:footer>
        <text:p text:style-name="MP36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volume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weight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net_weight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1" office:value-type="string">
              <text:p text:style-name="MP40"><text:placeholder text:placeholder-type="text">&lt;get_label(o,'parcels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1" office:value-type="string">
              <text:p text:style-name="MP40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volume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weight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net_weight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5"><text:placeholder text:placeholder-type="text">&lt;o.parcels&gt;</text:placeholder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47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8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8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8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50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7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51"><text:placeholder text:placeholder-type="text">&lt;o.transportation_reason_id or ''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52"><text:placeholder text:placeholder-type="text">&lt;o.transportation_method_id or ''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53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47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4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5"/>
            </table:table-cell>
            <table:table-cell table:style-name="Table6.A2" office:value-type="string">
              <text:p text:style-name="MP56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6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6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8"><text:placeholder text:placeholder-type="text">&lt;if test="o.carrier_id"&gt;</text:placeholder></text:p>
              <text:p text:style-name="MP59"><text:placeholder text:placeholder-type="text">&lt;o.carrier_id.name or ''&gt;</text:placeholder></text:p>
              <text:p text:style-name="MP60"><text:placeholder text:placeholder-type="text">&lt;o.carrier_id.street or ''&gt;</text:placeholder> <text:placeholder text:placeholder-type="text">&lt;o.carrier_id.street2 or ''&gt;</text:placeholder></text:p>
              <text:p text:style-name="MP61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63"/>
            </table:table-cell>
            <table:table-cell table:style-name="Table6.A2" office:value-type="string">
              <text:p text:style-name="MP64"/>
            </table:table-cell>
            <table:table-cell table:style-name="Table6.B1" office:value-type="string">
              <text:p text:style-name="MP65"/>
            </table:table-cell>
            <table:table-cell table:style-name="Table6.A2" office:value-type="string">
              <text:p text:style-name="MP64"/>
            </table:table-cell>
            <table:table-cell table:style-name="Table6.B1" office:value-type="string">
              <text:p text:style-name="MP65"/>
            </table:table-cell>
            <table:table-cell table:style-name="Table6.A2" office:value-type="string">
              <text:p text:style-name="MP66"/>
            </table:table-cell>
          </table:table-row>
        </table:table>
        <text:p text:style-name="MP6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>
      <style:footer-first>
        <text:p text:style-name="MP36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volume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weight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net_weight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1" office:value-type="string">
              <text:p text:style-name="MP40"><text:placeholder text:placeholder-type="text">&lt;get_label(o,'parcels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1" office:value-type="string">
              <text:p text:style-name="MP40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volume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weight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net_weight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5"><text:placeholder text:placeholder-type="text">&lt;o.parcels&gt;</text:placeholder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47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8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8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8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50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7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51"><text:placeholder text:placeholder-type="text">&lt;o.transportation_reason_id or ''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52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53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47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4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5"/>
            </table:table-cell>
            <table:table-cell table:style-name="Table10.A2" office:value-type="string">
              <text:p text:style-name="MP56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6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6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8"><text:placeholder text:placeholder-type="text">&lt;if test="o.carrier_id"&gt;</text:placeholder></text:p>
              <text:p text:style-name="MP59"><text:placeholder text:placeholder-type="text">&lt;o.carrier_id.name or ''&gt;</text:placeholder></text:p>
              <text:p text:style-name="MP60"><text:placeholder text:placeholder-type="text">&lt;o.carrier_id.street or ''&gt;</text:placeholder> <text:placeholder text:placeholder-type="text">&lt;o.carrier_id.street2 or ''&gt;</text:placeholder></text:p>
              <text:p text:style-name="MP61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63"/>
            </table:table-cell>
            <table:table-cell table:style-name="Table10.A2" office:value-type="string">
              <text:p text:style-name="MP64"/>
            </table:table-cell>
            <table:table-cell table:style-name="Table10.B1" office:value-type="string">
              <text:p text:style-name="MP65"/>
            </table:table-cell>
            <table:table-cell table:style-name="Table10.A2" office:value-type="string">
              <text:p text:style-name="MP64"/>
            </table:table-cell>
            <table:table-cell table:style-name="Table10.B1" office:value-type="string">
              <text:p text:style-name="MP65"/>
            </table:table-cell>
            <table:table-cell table:style-name="Table10.A2" office:value-type="string">
              <text:p text:style-name="MP66"/>
            </table:table-cell>
          </table:table-row>
        </table:table>
        <text:p text:style-name="MP67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0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02T10:33:21.684030044</dc:date>
    <meta:editing-duration>P6DT10H38M41S</meta:editing-duration>
    <meta:editing-cycles>809</meta:editing-cycles>
    <meta:generator>LibreOffice/5.1.6.2$Linux_X86_64 LibreOffice_project/10m0$Build-2</meta:generator>
    <meta:document-statistic meta:table-count="8" meta:image-count="0" meta:object-count="0" meta:page-count="2" meta:paragraph-count="166" meta:word-count="431" meta:character-count="6551" meta:non-whitespace-character-count="6279"/>
  </office:meta>
</office:document-meta>
</file>